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3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BARBA VELASQUEZ, MILKO MILOS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69273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204071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BARBA VELASQUEZ, MILKO MILOSH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69273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2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2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3/07/2021</text:p>
          </table:table-cell>
          <table:table-cell table:style-name="Tabla2.A3" office:value-type="string">
            <text:p text:style-name="P16">934552</text:p>
          </table:table-cell>
          <table:table-cell table:style-name="Tabla2.D3" office:value-type="string">
            <text:p text:style-name="P17">12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4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4T17:28:5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